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அசோகமித்திர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அப்புசாமி. பே. நா</text:p>
          </table:table-cell>
          <table:table-cell office:value-type="string" calcext:value-type="string">
            <text:p>அறிவியல் கட்டுரைகள் (சுஜாதா போன்று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்யனார் விஸ்வநாத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ராத்து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ழகிரிசாமி. க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ஆதவன் (சுந்தரம். கே. எஸ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ரா சௌந்தரராஜன்</text:p>
          </table:table-cell>
          <table:table-cell office:value-type="string" calcext:value-type="string">
            <text:p>வெகுசன எழுத்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ந்திரா பார்த்தச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ஐராவதம் மகாதேவன்</text:p>
          </table:table-cell>
          <table:table-cell office:value-type="string" calcext:value-type="string">
            <text:p>தமிழர் வரலாற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கந்தசாமி. ச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க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ார்ல் மார்க்ஸ். ஜ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ைலாசபதி. க</text:p>
          </table:table-cell>
          <table:table-cell office:value-type="string" calcext:value-type="string">
            <text:p>தமிழ் இலக்கிய வரலாறு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ணங்க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ோதைநாயகி. வை. மு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சம்பத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ரவணன் சந்திரன்</text:p>
          </table:table-cell>
          <table:table-cell office:value-type="string" calcext:value-type="string">
            <text:p>சாருவின் எழுத்துப்போல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சாமிநாத சர்மா. வெ</text:p>
          </table:table-cell>
          <table:table-cell office:value-type="string" calcext:value-type="string">
            <text:p>வரலாறு கட்டுரைகள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சாமிநாதையர். உ. வே</text:p>
          </table:table-cell>
          <table:table-cell office:value-type="string" calcext:value-type="string">
            <text:p>தமிழ் தாத்த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்வாக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ு நிவேதித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சிதம்பர சுப்ரமண்யன். ந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வசங்கர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சுப்ரமண்யம். க. ந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சுபா (எழுத்தாளர்கள்)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ஜாதா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செல்லப்பா. சி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கழி சிவசங்கரப்பிள்ள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ஞ்சை பிரகாஷ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தமிழ்வாண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தேவநேயப் பாவாணர். ஞ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ோப்பில் முஹம்மது மீர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குல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நாகராஜன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ுக்கோட்டை பிரபாகர்</text:p>
          </table:table-cell>
          <table:table-cell office:value-type="string" calcext:value-type="string">
            <text:p>வெகுசன எழுத்த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ரமசிவன். த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மயன்</text:p>
          </table:table-cell>
          <table:table-cell office:value-type="string" calcext:value-type="string">
            <text:p>வேளாண்மை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ரதி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தியார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பாலகுமார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ிச்சமூர்த்தி. 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துமைப்பித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ூ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ுமாள்முருக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பொன்னுதுரை. 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த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மயிலை சீனி. வேங்கடசாம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முருகவேள். இரா</text:p>
          </table:table-cell>
          <table:table-cell office:value-type="string" calcext:value-type="string">
            <text:p>எஸ். ரா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முருகன். இர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ங்கநாதன். தி. 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ாகவன். ப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ாமகிருஷ்ணன். எஸ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ாமாமிர்தம். லா. 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ாஜகோபாலன். கு. 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ாஜநாராயணன். 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லக்ஷ்மி சரவண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ண்ணநிலவ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ெங்கட்ராம். எம். வ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ெங்கடேசன். ச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ைக்கம் முகமது பஷீர்</text:p>
          </table:table-cell>
          <table:table-cell office:value-type="string" calcext:value-type="string">
            <text:p><text:span text:style-name="T1">எஸ். ரா. பரிந்துரை, </text:span>பால்யகால சகி, மதில்கள், முச்சீட்டுகளிக்காரண்டே மகள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ஜானகிராமன். 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மோக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ஷெரீப். கா. ம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ோபா சக்த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ஸ்ரீராம். வெ</text:p>
          </table:table-cell>
          <table:table-cell office:value-type="string" calcext:value-type="string">
            <text:p>மொழிபெயர்ப்பாளர், எஸ். ரா பரிந்துரை</text:p>
          </table:table-cell>
          <table:table-cell table:number-columns-repeated="1022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1:34:56.144387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2.2$Linux_X86_64 LibreOffice_project/10$Build-2</meta:generator>
    <dc:date>2021-04-28T11:35:27.651408343</dc:date>
    <meta:editing-duration>PT5H5M47S</meta:editing-duration>
    <meta:editing-cycles>76</meta:editing-cycles>
    <meta:document-statistic meta:table-count="1" meta:cell-count="92" meta:object-count="0"/>
  </office:meta>
</office:document-meta>
</file>